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2aec"/>
    </style:style>
    <style:style style:name="P2" style:family="paragraph" style:parent-style-name="Standard" style:list-style-name="L4">
      <style:text-properties officeooo:paragraph-rsid="000f2aec"/>
    </style:style>
    <style:style style:name="P3" style:family="paragraph" style:parent-style-name="Standard" style:list-style-name="L4">
      <style:text-properties officeooo:paragraph-rsid="001447e7"/>
    </style:style>
    <style:style style:name="P4" style:family="paragraph" style:parent-style-name="Standard">
      <style:text-properties officeooo:rsid="00117812" officeooo:paragraph-rsid="00117812"/>
    </style:style>
    <style:style style:name="P5" style:family="paragraph" style:parent-style-name="Standard" style:list-style-name="L4">
      <style:text-properties officeooo:rsid="00117812" officeooo:paragraph-rsid="001447e7"/>
    </style:style>
    <style:style style:name="P6" style:family="paragraph" style:parent-style-name="Standard">
      <style:text-properties officeooo:rsid="00137860" officeooo:paragraph-rsid="00137860"/>
    </style:style>
    <style:style style:name="T1" style:family="text">
      <style:text-properties officeooo:rsid="000f2aec"/>
    </style:style>
    <style:style style:name="T2" style:family="text">
      <style:text-properties officeooo:rsid="0011ff52"/>
    </style:style>
    <style:style style:name="T3" style:family="text">
      <style:text-properties officeooo:rsid="00137d9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BL 2 – Fase 3<text:line-break/>Grupo 8<text:line-break/></text:span></text:p>
      <text:p text:style-name="P1"/>
      <text:list xml:id="list3721297740" text:style-name="L4">
        <text:list-item>
          <text:p text:style-name="P2">Descreva as técnicas solicitadas (falsificação e triangularização);</text:p>
        </text:list-item>
      </text:list>
      <text:p text:style-name="P1"><text:line-break/><text:span text:style-name="T1">Falsificação → A técnica de falsicação consiste em implementar um teste antes mesmo de seu código estar escrito, utilizando um retorno para especificar o funcionamento esperado do mesmo. É aconselhado primeiro especificar um retorno de constante. Daí então aprimorar e retornar uma variável e, após isso, expressões. Isso possui um valor psicológico pois prover uma barra verde, já é melhor do que não ter nenhuma barra. Isso proporciona um ambiente no qual o desenvolvedor possa refatorar cm mais confiança. Também proporciona um melhor controle de escopo, pois fornece um exemplo concreto por onde o desenvolvedor pode iniciar seu trabalho, ajudando a prevenir uma confusão prematura dos casos que podem acontecer. Um foco maior é gerado, pois quando for realizar o próximo, já se sabe que o anterior está funcionando.</text:span></text:p>
      <text:p text:style-name="P1"/>
      <text:p text:style-name="P4">Triangularização → esta técnica consiste em fazer a abstração de dois ou mais testes e assim gerar, por exemplo, uma função geral que atenda os <text:span text:style-name="T2">casos especificados pelos mesmos. </text:span>Ela é explicada através da analogia da triangulação de radares, onde <text:span text:style-name="T2">é possível saber um terceiro valor por meio de </text:span>dois ou mais radares apontam para o o mesmo alvo. <text:s/><text:span text:style-name="T2">Assim, ao escrever testes utilizando parâmetros diferentes para o funcionamento futuro de uma mesma função, é possível saber com certeza como a função deve funcionar.</text:span></text:p>
      <text:p text:style-name="P4"/>
      <text:list xml:id="list151344517020096" text:continue-numbering="true" text:style-name="L4">
        <text:list-item>
          <text:p text:style-name="P3">Explique: Como triangularizar com parâmetros em frameworks de testes unitários</text:p>
        </text:list-item>
      </text:list>
      <text:p text:style-name="P4"/>
      <text:p text:style-name="P6">Para triangularizar com parâmetros em frameworks de teste unitário, primeiramente devem ser feitos, no mínimo, 2 casos de testes utilizando constantes e que possuam retorno que demonstrará o funcionamento esperado da função. Com apenas 1 teste, não é possível ter certeza de como uma função deve se comportar. Porém, com outro teste utilizando <text:span text:style-name="T3">valores</text:span> diferentes, pode-se abstrair o funcionamento correto que a função deverá possuir. Pois, uma vez que recebeu <text:span text:style-name="T3">valores</text:span> diferentes, mas se comportou da mesma forma, seu funcionamento não é mais obscuro e deixa pouco espaço para confusões. Por exemplo: <text:span text:style-name="T3">cria-se o primeiro teste com 2 valores constantes e define-se o resultado esperado como retorno. Então, outro teste com outros 2 valores constantes diferentes é realizado e tem seu valor de retorno definido. Então, permite-se a entrada de 2 parâmetros que serão levados para a função e o seu retorno deve estar de acordo com o funcionamento definido pelos resultados dos testes anteriores.</text:span></text:p>
      <text:p text:style-name="P6"/>
      <text:list xml:id="list151344910966268" text:continue-numbering="true" text:style-name="L4">
        <text:list-item>
          <text:p text:style-name="P5">Ao final o grupo deve fazer uma análise crítica sobre o uso das técnicas usadas (facilidades, dificuldades encontradas e aplicabilidade prática)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4:55:06.627637210</meta:creation-date>
    <dc:date>2019-11-14T15:13:43.463277588</dc:date>
    <meta:editing-duration>PT23H14M4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415" meta:character-count="2638" meta:non-whitespace-character-count="2228"/>
  </office:meta>
</office:document-meta>
</file>